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9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0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5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6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28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2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0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1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2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3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37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38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2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43" style:family="paragraph" style:parent-style-name="Standard" style:list-style-name="L31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5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6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7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8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9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0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1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54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5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6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57">Nombre del proceso</text:p>
          </table:table-cell>
          <table:table-cell table:style-name="funcionesBZone.A1" office:value-type="string">
            <text:p text:style-name="P57">Funciones</text:p>
          </table:table-cell>
          <table:table-cell table:style-name="funcionesBZone.C1" office:value-type="string">
            <text:p text:style-name="P57">Señales</text:p>
          </table:table-cell>
        </table:table-row>
        <table:table-row>
          <table:table-cell table:style-name="funcionesBZone.A2" office:value-type="string">
            <text:p text:style-name="P57">pZone</text:p>
          </table:table-cell>
          <table:table-cell table:style-name="funcionesBZone.A2" office:value-type="string">
            <text:p text:style-name="P57">- Reportar a su respecto proceso controlador llamado en el sistema como pCtrl, si un vehiculo ha ingresado o salido de su zona de parqueo.</text:p>
            <text:p text:style-name="P57">- Inicializar la cantidad de plazas totales y libres.</text:p>
            <text:p text:style-name="P57">- Enviar informacion de su estado actual de plazas libres, totales y su identificador de proceso (PID).</text:p>
            <text:p text:style-name="P57">- Asociar un proceso controlador al cual se le va a reportar su información.</text:p>
          </table:table-cell>
          <table:table-cell table:style-name="funcionesBZone.C2" office:value-type="string">
            <text:p text:style-name="P57">- Cada proceso de zona tiene asociado 5 sensores para determinar si un vehículo está ingresando o saliendo de su zona. Los sensores son: sIR1_Zone, sIR2_Zone, sIR3_Zone, sIR4_Zone y sLoopInductive_Zone.</text:p>
            <text:p text:style-name="P57"/>
            <text:p text:style-name="P57"><text:s/></text:p>
          </table:table-cell>
        </table:table-row>
        <table:table-row>
          <table:table-cell table:style-name="funcionesBZone.A2" office:value-type="string">
            <text:p text:style-name="P57"/>
          </table:table-cell>
          <table:table-cell table:style-name="funcionesBZone.A2" office:value-type="string">
            <text:p text:style-name="P57"/>
          </table:table-cell>
          <table:table-cell table:style-name="funcionesBZone.C2" office:value-type="string">
            <text:p text:style-name="P57"/>
          </table:table-cell>
        </table:table-row>
        <table:table-row>
          <table:table-cell table:style-name="funcionesBZone.A2" office:value-type="string">
            <text:p text:style-name="P57"/>
          </table:table-cell>
          <table:table-cell table:style-name="funcionesBZone.A2" office:value-type="string">
            <text:p text:style-name="P57"/>
          </table:table-cell>
          <table:table-cell table:style-name="funcionesBZone.C2" office:value-type="string">
            <text:p text:style-name="P57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3"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1">Señales provenientes del ambiente al proceso pZone</text:p>
        </text:list-item>
      </text:list>
      <text:p text:style-name="P3"/>
      <text:list xml:id="list1010563046" text:style-name="L1">
        <text:list-item>
          <text:p text:style-name="P45"><text:span text:style-name="T4">sIR1_Zone:</text:span> Representa la interrupción de un sensor infrarrojo para el ingreso de un vehiculo.</text:p>
        </text:list-item>
        <text:list-item>
          <text:p text:style-name="P45"><text:span text:style-name="T4">sIR2_Zone:</text:span> Representa la interrupción de un sensor infrarrojo para el ingreso de un vehículo.</text:p>
        </text:list-item>
        <text:list-item>
          <text:p text:style-name="P45"><text:span text:style-name="T4">sIR3_Zone:</text:span> Representa la interrupción de un sensor infrarrojo para la salida de un vehículo.</text:p>
        </text:list-item>
        <text:list-item>
          <text:p text:style-name="P45"><text:span text:style-name="T4">sIR4_Zone:</text:span> Representa la interrupción de un sensor infrarrojo para salida de un vehículo.</text:p>
        </text:list-item>
        <text:list-item>
          <text:p text:style-name="P45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920144404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1864016234" text:continue-list="list1358895519" text:style-name="L19">
        <text:list-item>
          <text:p text:style-name="P21">Señales provenientes del proceso pCtrl al proceso pZone</text:p>
          <text:p text:style-name="P21"/>
        </text:list-item>
      </text:list>
      <text:list xml:id="list2101401248" text:style-name="L2">
        <text:list-item>
          <text:p text:style-name="P46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47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48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49"><text:span text:style-name="T4">sInitPidCtrl(PID):</text:span> Establece a una zona su controlador correspondiente.</text:p>
        </text:list-item>
      </text:list>
      <text:p text:style-name="P39"/>
      <text:list xml:id="list1290422331" text:continue-list="list1864016234" text:style-name="L19">
        <text:list-item>
          <text:p text:style-name="P54"><text:span text:style-name="T2">Señales provenientes del proceso pZone al proceso pCtrl</text:span></text:p>
          <text:p text:style-name="P37"/>
        </text:list-item>
      </text:list>
      <text:list xml:id="list562081236" text:continue-list="list1374614022" text:style-name="L5">
        <text:list-item>
          <text:p text:style-name="P49"><text:soft-page-break/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50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51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52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53"><text:span text:style-name="T2">sOkInitPid:</text:span><text:span text:style-name="T1"> Reporta que la inicialización del PID de pCtrl en la zona fue éxitoso.</text:span></text:p>
          <text:p text:style-name="P53"><text:span text:style-name="T1"/></text:p>
          <text:p text:style-name="P42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25"><text:span text:style-name="T4">sInitFreeSpot(i_spots):</text:span> Asigna las plazas totales de una zona.</text:p>
        </text:list-item>
        <text:list-item>
          <text:p text:style-name="P25"><text:span text:style-name="T4">sInitTotalSpots(i_spots):</text:span> Asigna las plazas libres de una zona.</text:p>
        </text:list-item>
        <text:list-item>
          <text:p text:style-name="P25"><text:span text:style-name="T4">sReqInfo: </text:span><text:span text:style-name="T5">Solicita información a una zona.</text:span></text:p>
        </text:list-item>
        <text:list-item>
          <text:p text:style-name="P19">sInitPidCtrl: <text:span text:style-name="T5">Establece a una zona su controlador correspondiente.</text:span></text:p>
        </text:list-item>
      </text:list>
      <text:p text:style-name="P18"/>
      <text:list xml:id="list408367852" text:continue-list="list448645730" text:style-name="L18">
        <text:list-item>
          <text:p text:style-name="P38">Proveniente del proceso pZone al proceso pZoneManager</text:p>
        </text:list-item>
      </text:list>
      <text:p text:style-name="P36"/>
      <text:list xml:id="list414627131" text:style-name="L14">
        <text:list-item>
          <text:p text:style-name="P26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26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0">sOkInitPid: <text:span text:style-name="T5">Reporta que la inicialización del PID de pCtrl en la zona fue éxitoso.</text:span></text:p>
        </text:list-item>
      </text:list>
      <text:p text:style-name="P44"/>
      <text:p text:style-name="P1">Canal <text:span text:style-name="T4">cMain_Zone</text:span></text:p>
      <text:p text:style-name="P1"><text:span text:style-name="T4"/></text:p>
      <text:list xml:id="list92927339" text:continue-list="list408367852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60659841" text:continue-list="list920144404" text:style-name="L1">
        <text:list-item>
          <text:p text:style-name="P24"><text:span text:style-name="T4">sIR1_ZoneTest:</text:span> Representa la interrupción de un sensor infrarrojo para el ingreso de un vehiculo.</text:p>
        </text:list-item>
        <text:list-item>
          <text:p text:style-name="P24"><text:span text:style-name="T4">sIR2_ZoneTest:</text:span> Representa la interrupción de un sensor infrarrojo para el ingreso de un vehículo.</text:p>
        </text:list-item>
        <text:list-item>
          <text:p text:style-name="P24"><text:span text:style-name="T4">sIR3_ZoneTest:</text:span> Representa la interrupción de un sensor infrarrojo para la salida de un vehículo.</text:p>
        </text:list-item>
        <text:list-item>
          <text:p text:style-name="P24"><text:span text:style-name="T4">sIR4_ZoneTest:</text:span> Representa la interrupción de un sensor infrarrojo para salida de un vehículo.</text:p>
        </text:list-item>
        <text:list-item>
          <text:p text:style-name="P28"><text:span text:style-name="T4">sLoopInductive_ZoneTest:</text:span> Representa la interrupción de un bucle inductivo, indicando si esta ingresando o saliendo un vehículo. </text:p>
        </text:list-item>
      </text:list>
      <text:p text:style-name="P27"><text:soft-page-break/></text:p>
      <text:p text:style-name="P40">Proceso <text:span text:style-name="T4">pZoneManager</text:span></text:p>
      <text:p text:style-name="P40"><text:span text:style-name="T4"/></text:p>
      <text:p text:style-name="P40">canal<text:span text:style-name="T4"> cCtrl_ZoneManager</text:span></text:p>
      <text:p text:style-name="P40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1270954748" text:continue-numbering="true" text:style-name="L21">
        <text:list-item>
          <text:p text:style-name="P29"><text:span text:style-name="T4">sCreateZone(i_spots,i_spots,PID): </text:span>Crea una zona nueva definiendo sus plazas totales, libres y el PID del controlador que le corresponde.</text:p>
        </text:list-item>
        <text:list-item>
          <text:p text:style-name="P29"><text:span text:style-name="T4">sConfirmZoneManager_i(PID): </text:span>Establece una union entre el proceso pCtrl y el proceso pZoneManager, se comparte cuando el sistema empieza por primera vez.</text:p>
          <text:p text:style-name="P29"/>
        </text:list-item>
        <text:list-item>
          <text:p text:style-name="P4">Proveniente del proceso pZoneManager al proceso pCtrl</text:p>
        </text:list-item>
      </text:list>
      <text:p text:style-name="P3"/>
      <text:list xml:id="list859349775" text:continue-numbering="true" text:style-name="L21">
        <text:list-item>
          <text:p text:style-name="P22">sOkCreation(InfoZone): <text:span text:style-name="T5">Confirma que se creó y se conecto exitosamente una zona al proceso pCtrl.</text:span> </text:p>
        </text:list-item>
        <text:list-item>
          <text:p text:style-name="P22">sExcQuantityZones: <text:span text:style-name="T5">Notifica al proceso pCtrl que tiene el maximo de zonas permitidos.</text:span></text:p>
        </text:list-item>
        <text:list-item>
          <text:p text:style-name="P22">sIamZoneManager(PID): <text:span text:style-name="T5">Notifica que el PID de su controlador de zona, pCtrl, se asigno exitosamente.</text:span></text:p>
        </text:list-item>
      </text:list>
      <text:p text:style-name="P36"><text:span text:style-name="T5"/></text:p>
      <text:p text:style-name="P36"><text:span text:style-name="T5">Canal </text:span>cCreator_ZoneManager</text:p>
      <text:p text:style-name="P36"><text:span text:style-name="T5"/></text:p>
      <text:list xml:id="list1386263400" text:style-name="L23">
        <text:list-item>
          <text:p text:style-name="P56">Proveniente del proceso pCreatorZoneManager al proceso pZoneManager</text:p>
        </text:list-item>
      </text:list>
      <text:p text:style-name="P55"/>
      <text:list xml:id="list327662680" text:continue-numbering="true" text:style-name="L23">
        <text:list-item>
          <text:p text:style-name="P23">sConfirmZoneManager: <text:span text:style-name="T5">Asocia el PID del controlador de zonas correspondiente, al nuevo proceso pZoneManager.</text:span></text:p>
        </text:list-item>
      </text:list>
      <text:p text:style-name="P18"/>
      <text:list xml:id="list1125849100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1455149343" text:continue-numbering="true" text:style-name="L23">
        <text:list-item>
          <text:p text:style-name="P23">sIamZoneManager: <text:span text:style-name="T5">El proceso pZoneManager confirma que ha asociado a su controlador de zonas exitosamente.</text:span></text:p>
        </text:list-item>
      </text:list>
      <text:p text:style-name="P36"><text:span text:style-name="T5"/></text:p>
      <text:p text:style-name="P36"><text:span text:style-name="T5">Proceso </text:span>pCreatorZoneManager</text:p>
      <text:p text:style-name="P18"/>
      <text:p text:style-name="P40">Canal <text:span text:style-name="T4">cCtrl_CreatorZoneManager</text:span></text:p>
      <text:p text:style-name="P40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879653537" text:continue-numbering="true" text:style-name="L26">
        <text:list-item>
          <text:p text:style-name="P30"><text:span text:style-name="T4">sCreateZoneManager: </text:span>Solicita crear un proceso pZoneManager y asociarle a éste su controlador de zonas respectivo.</text:p>
        </text:list-item>
      </text:list>
      <text:p text:style-name="P27"><text:span text:style-name="T4"/></text:p>
      <text:list xml:id="list1579317364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1597242376" text:continue-numbering="true" text:style-name="L26">
        <text:list-item>
          <text:p text:style-name="P30"><text:span text:style-name="T4">sOkCreateZoneManager: </text:span>Notifica que se ha creado y asociado exitosamente un <text:soft-page-break/>proceso pZoneManager al proceso pCtrl.</text:p>
        </text:list-item>
        <text:list-item>
          <text:p text:style-name="P30"><text:span text:style-name="T4">sExcZoneManager: </text:span>Notifica al proceso pCtrl que ya tiene el máximo número de pZoneManager.</text:p>
        </text:list-item>
      </text:list>
      <text:p text:style-name="P27"/>
      <text:p text:style-name="P35"/>
      <text:p text:style-name="P40">Proceso <text:span text:style-name="T4">pCtrlManager</text:span></text:p>
      <text:p text:style-name="P40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208967770" text:continue-numbering="true" text:style-name="L28">
        <text:list-item>
          <text:p text:style-name="P32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41"><text:span text:style-name="T2"/></text:p>
      <text:list xml:id="list492732527" text:continue-numbering="true" text:style-name="L28">
        <text:list-item>
          <text:p text:style-name="P14"><text:span text:style-name="T2">Proveniente del proceso pCtrlManager al proceso pMainSystemManager</text:span></text:p>
        </text:list-item>
      </text:list>
      <text:p text:style-name="P10"><text:span text:style-name="T2"/></text:p>
      <text:list xml:id="list833065531" text:continue-numbering="true" text:style-name="L28">
        <text:list-item>
          <text:p text:style-name="P32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2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41"><text:span text:style-name="T3"/></text:p>
      <text:p text:style-name="P41"><text:span text:style-name="T3">Canal </text:span><text:span text:style-name="T2">cCtrl_CtrlManager</text:span></text:p>
      <text:p text:style-name="P41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1233613261" text:continue-numbering="true" text:style-name="L31">
        <text:list-item>
          <text:p text:style-name="P33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1"><text:span text:style-name="T3"/></text:p>
      <text:list xml:id="list1864155523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940173971" text:continue-numbering="true" text:style-name="L31">
        <text:list-item>
          <text:p text:style-name="P34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43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14:44:17</dc:date>
    <dc:creator>Ubuntu </dc:creator>
    <meta:editing-duration>P4DT3H15M30S</meta:editing-duration>
    <meta:editing-cycles>24</meta:editing-cycles>
    <meta:generator>LibreOffice/3.5$Linux_x86 LibreOffice_project/350m1$Build-2</meta:generator>
    <meta:document-statistic meta:table-count="1" meta:image-count="0" meta:object-count="0" meta:page-count="6" meta:paragraph-count="144" meta:word-count="1116" meta:character-count="7902" meta:non-whitespace-character-count="6906"/>
  </office:meta>
</office:document-meta>
</file>